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1F99839DF6.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Tahoma1" svg:font-family="Tahoma, Lucidasans, 'Lucida Sans', 'Arial Unicode MS'"/>
    <style:font-face style:name="DejaVu Sans Mono" svg:font-family="'DejaVu Sans Mono'" style:font-family-generic="modern" style:font-pitch="fixed"/>
    <style:font-face style:name="Arial1" svg:font-family="Arial" style:font-pitch="variable"/>
    <style:font-face style:name="Bitstream Charter1" svg:font-family="'Bitstream 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URW Chancery L" svg:font-family="'URW Chancery L'"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center" style:justify-single-word="false"/>
      <style:text-properties style:font-name="Bitstream Charter1"/>
    </style:style>
    <style:style style:name="P2" style:family="paragraph" style:parent-style-name="Standard">
      <style:paragraph-properties fo:margin-left="0cm" fo:margin-right="0cm" fo:margin-top="0cm" fo:margin-bottom="0cm" fo:text-align="justify" style:justify-single-word="false" fo:text-indent="0cm" style:auto-text-indent="false">
        <style:tab-stops>
          <style:tab-stop style:position="16.103cm"/>
        </style:tab-stops>
      </style:paragraph-properties>
      <style:text-properties style:font-name="Bitstream Charter1" fo:font-size="15pt" style:text-underline-style="none" fo:font-weight="bold" style:font-size-asian="15pt" style:font-weight-asian="bold" style:font-size-complex="15pt"/>
    </style:style>
    <style:style style:name="P3" style:family="paragraph" style:parent-style-name="Standard">
      <style:paragraph-properties fo:margin-left="0cm" fo:margin-right="0cm" fo:margin-top="0cm" fo:margin-bottom="0cm" fo:text-align="center" style:justify-single-word="false" fo:text-indent="0cm" style:auto-text-indent="false">
        <style:tab-stops>
          <style:tab-stop style:position="16.103cm"/>
        </style:tab-stops>
      </style:paragraph-properties>
      <style:text-properties style:font-name="Bitstream Charter1" fo:font-size="15pt" style:text-underline-style="none" fo:font-weight="bold" style:font-size-asian="15pt" style:font-weight-asian="bold" style:font-size-complex="15pt"/>
    </style:style>
    <style:style style:name="P4" style:family="paragraph" style:parent-style-name="Standard">
      <style:paragraph-properties fo:margin-left="0cm" fo:margin-right="0cm" fo:margin-top="0cm" fo:margin-bottom="0cm" fo:text-align="justify" style:justify-single-word="false" fo:text-indent="0cm" style:auto-text-indent="false">
        <style:tab-stops>
          <style:tab-stop style:position="16.103cm"/>
        </style:tab-stops>
      </style:paragraph-properties>
      <style:text-properties style:font-name="Bitstream Charter1" fo:font-size="11pt" fo:font-style="italic" style:text-underline-style="none" fo:font-weight="normal" style:font-size-asian="11pt" style:font-style-asian="italic" style:font-weight-asian="normal" style:font-size-complex="11pt" style:font-style-complex="italic" style:font-weight-complex="normal"/>
    </style:style>
    <style:style style:name="P5" style:family="paragraph" style:parent-style-name="Standard">
      <style:paragraph-properties fo:margin-left="0cm" fo:margin-right="0cm" fo:margin-top="0cm" fo:margin-bottom="0cm" fo:text-align="end" style:justify-single-word="false" fo:text-indent="0cm" style:auto-text-indent="false"/>
      <style:text-properties style:font-name="Bitstream Charter1" fo:font-size="11pt" fo:font-style="italic" style:font-size-asian="11pt" style:font-style-asian="italic" style:font-size-complex="11pt" style:font-style-complex="italic"/>
    </style:style>
    <style:style style:name="P6" style:family="paragraph" style:parent-style-name="Standard">
      <style:paragraph-properties fo:margin-left="0cm" fo:margin-right="0cm" fo:margin-top="0cm" fo:margin-bottom="0cm" fo:text-align="justify" style:justify-single-word="false" fo:text-indent="0cm" style:auto-text-indent="false">
        <style:tab-stops>
          <style:tab-stop style:position="16.103cm"/>
        </style:tab-stops>
      </style:paragraph-properties>
      <style:text-properties style:font-name="Bitstream Charter1" fo:font-size="11pt" style:text-underline-style="none" fo:font-weight="normal" style:font-size-asian="11pt" style:font-weight-asian="normal" style:font-size-complex="11pt" style:font-weight-complex="normal"/>
    </style:style>
    <style:style style:name="P7" style:family="paragraph" style:parent-style-name="Standard">
      <style:paragraph-properties fo:margin-left="0cm" fo:margin-right="0cm" fo:margin-top="0cm" fo:margin-bottom="0cm" fo:text-align="center" style:justify-single-word="false" fo:text-indent="0cm" style:auto-text-indent="false">
        <style:tab-stops>
          <style:tab-stop style:position="16.103cm"/>
        </style:tab-stops>
      </style:paragraph-properties>
      <style:text-properties style:font-name="Bitstream Charter1" fo:font-size="11pt" style:text-underline-style="none" fo:font-weight="normal" style:font-size-asian="11pt" style:font-weight-asian="normal" style:font-size-complex="11pt" style:font-weight-complex="normal"/>
    </style:style>
    <style:style style:name="P8" style:family="paragraph" style:parent-style-name="Standard">
      <style:paragraph-properties fo:margin-left="0cm" fo:margin-right="0cm" fo:margin-top="0cm" fo:margin-bottom="0cm" fo:text-align="justify" style:justify-single-word="false" fo:text-indent="0cm" style:auto-text-indent="false"/>
      <style:text-properties style:font-name="Bitstream Charter1" fo:font-size="9pt" fo:font-style="italic" style:font-size-asian="9pt" style:font-style-asian="italic" style:font-size-complex="9pt" style:font-style-complex="italic"/>
    </style:style>
    <style:style style:name="P9" style:family="paragraph" style:parent-style-name="Standard">
      <style:paragraph-properties fo:margin-left="0cm" fo:margin-right="0cm" fo:margin-top="0cm" fo:margin-bottom="0cm" fo:text-align="start" style:justify-single-word="false" fo:text-indent="0cm" style:auto-text-indent="false"/>
      <style:text-properties style:font-name="Bitstream Charter1" fo:font-size="9pt" fo:font-style="italic" style:font-size-asian="9pt" style:font-style-asian="italic" style:font-size-complex="9pt" style:font-style-complex="italic"/>
    </style:style>
    <style:style style:name="P10" style:family="paragraph" style:parent-style-name="Normal">
      <style:paragraph-properties fo:margin-left="0cm" fo:margin-right="0cm" fo:margin-top="0cm" fo:margin-bottom="0cm" fo:text-align="center" style:justify-single-word="false" fo:text-indent="0cm" style:auto-text-indent="false">
        <style:tab-stops>
          <style:tab-stop style:position="16.103cm"/>
        </style:tab-stops>
      </style:paragraph-properties>
      <style:text-properties style:font-name="Bitstream Charter1" fo:font-size="11pt" fo:font-style="italic" style:text-underline-style="none" fo:font-weight="normal" style:font-name-asian="URW Chancery L" style:font-size-asian="11pt" style:font-style-asian="italic" style:font-weight-asian="normal" style:font-name-complex="URW Chancery L" style:font-size-complex="11pt" style:font-style-complex="italic" style:font-weight-complex="normal"/>
    </style:style>
    <style:style style:name="P11" style:family="paragraph" style:parent-style-name="Text_20_body">
      <style:paragraph-properties fo:text-align="justify" style:justify-single-word="false"/>
      <style:text-properties style:font-name="Bitstream Charter" fo:font-size="12pt" fo:font-style="italic" style:font-size-asian="12pt" style:font-style-asian="italic" style:font-size-complex="12pt" style:font-style-complex="italic"/>
    </style:style>
    <style:style style:name="P12" style:family="paragraph" style:parent-style-name="Text_20_body">
      <style:paragraph-properties fo:text-align="justify" style:justify-single-word="false"/>
      <style:text-properties style:font-name="Bitstream Charter" fo:font-size="11pt"/>
    </style:style>
    <style:style style:name="P13" style:family="paragraph" style:parent-style-name="Text_20_body">
      <style:paragraph-properties fo:text-align="center" style:justify-single-word="false"/>
      <style:text-properties style:font-name="Bitstream Charter" fo:font-size="11pt"/>
    </style:style>
    <style:style style:name="P14" style:family="paragraph" style:parent-style-name="Text_20_body">
      <style:paragraph-properties fo:text-align="end" style:justify-single-word="false"/>
      <style:text-properties style:font-name="Bitstream Charter" fo:font-size="11pt"/>
    </style:style>
    <style:style style:name="P15" style:family="paragraph" style:parent-style-name="Text_20_body">
      <style:paragraph-properties fo:text-align="justify" style:justify-single-word="false" fo:break-before="page"/>
      <style:text-properties style:font-name="Bitstream Charter" fo:font-size="11pt"/>
    </style:style>
    <style:style style:name="P16" style:family="paragraph" style:parent-style-name="Standard" style:master-page-name="Standard">
      <style:paragraph-properties fo:margin-left="0cm" fo:margin-right="0cm" fo:margin-top="0cm" fo:margin-bottom="0cm" fo:text-align="justify" style:justify-single-word="false" fo:text-indent="0cm" style:auto-text-indent="false" style:page-number="auto">
        <style:tab-stops>
          <style:tab-stop style:position="16.103cm"/>
        </style:tab-stops>
      </style:paragraph-properties>
      <style:text-properties style:font-name="Bitstream Charter1" fo:font-size="15pt" style:text-underline-style="none" fo:font-weight="bold" style:font-size-asian="15pt" style:font-weight-asian="bold" style:font-size-complex="15pt"/>
    </style:style>
    <style:style style:name="T1" style:family="text">
      <style:text-properties style:font-name="Bitstream Charter" fo:font-size="12pt" fo:font-style="normal" style:font-size-asian="12pt" style:font-style-asian="normal" style:font-size-complex="12pt" style:font-style-complex="normal"/>
    </style:style>
    <style:style style:name="T2" style:family="text">
      <style:text-properties style:font-name="Bitstream Charter" fo:font-style="normal" style:font-size-asian="11pt" style:font-style-asian="normal" style:font-size-complex="11pt" style:font-style-complex="normal"/>
    </style:style>
    <style:style style:name="T3" style:family="text">
      <style:text-properties fo:color="#140d0a" style:font-name="Bitstream Charter" fo:font-style="normal" style:font-size-asian="11pt" style:font-style-asian="normal" style:font-size-complex="11pt" style:font-style-complex="normal"/>
    </style:style>
    <style:style style:name="T4" style:family="text">
      <style:text-properties fo:color="#140d0a" style:font-name="Bitstream Charter" fo:font-style="italic" style:font-size-asian="11pt" style:font-style-asian="italic" style:font-size-complex="11pt" style:font-style-complex="italic"/>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2"/>
      <text:p text:style-name="P2"/>
      <text:p text:style-name="P2"/>
      <text:p text:style-name="P2"/>
      <text:p text:style-name="P2"/>
      <text:p text:style-name="P3">Les Non-humains</text:p>
      <text:p text:style-name="P3"/>
      <text:p text:style-name="P3"/>
      <text:p text:style-name="P3"/>
      <text:p text:style-name="P3"/>
      <text:p text:style-name="P10"/>
      <text:p text:style-name="P4"/>
      <text:p text:style-name="P6"/>
      <text:p text:style-name="P6"/>
      <text:p text:style-name="P6"/>
      <text:p text:style-name="P6"/>
      <text:p text:style-name="P6"/>
      <text:p text:style-name="P6"/>
      <text:p text:style-name="P7">une geekerie de Lionel Dricot</text:p>
      <text:p text:style-name="P15"><text:span text:style-name="Teletype"><text:span text:style-name="T3"/></text:span></text:p>
      <text:p text:style-name="P12"><text:span text:style-name="Teletype"><text:span text:style-name="T3"/></text:span></text:p>
      <text:p text:style-name="P12"><text:span text:style-name="Teletype"><text:span text:style-name="T3"/></text:span></text:p>
      <text:p text:style-name="P12"><text:span text:style-name="Teletype"><text:span text:style-name="T3"/></text:span></text:p>
      <text:p text:style-name="P12"><text:span text:style-name="Teletype"><text:span text:style-name="T3"/></text:span></text:p>
      <text:p text:style-name="P12"><text:span text:style-name="Teletype"><text:span text:style-name="T3"/></text:span></text:p>
      <text:p text:style-name="P12"><text:span text:style-name="Teletype"><text:span text:style-name="T3"/></text:span></text:p>
      <text:p text:style-name="P12"><text:span text:style-name="Teletype"><text:span text:style-name="T3"/></text:span></text:p>
      <text:p text:style-name="P14"><text:span text:style-name="Teletype"><text:span text:style-name="T4">À tous les geeks de DLFP,</text:span></text:span></text:p>
      <text:p text:style-name="P14"><text:span text:style-name="Teletype"><text:span text:style-name="T4">À ceux qui comprendront,</text:span></text:span></text:p>
      <text:p text:style-name="P14"><text:span text:style-name="Teletype"><text:span text:style-name="T4">À Bersace, cordialement</text:span></text:span></text:p>
      <text:p text:style-name="P15"><text:span text:style-name="Teletype"><text:span text:style-name="T3">Un frisson la parcourut lorsque les ténèbres de la ruelle semblèrent l'engloutir. Le pavé humide résonnait sous ses pas rapides. D'une démarche qu'elle voulait résolue, elle s'avança bravement.</text:span></text:span><text:span text:style-name="Emphasis"><text:span text:style-name="T2"><text:line-break/></text:span></text:span><text:span text:style-name="Teletype"><text:span text:style-name="T3">- Quel quartier sinistre. Je n'aurais pas dû venir seule, se murmura-t-elle.</text:span></text:span><text:span text:style-name="Emphasis"><text:span text:style-name="T2"><text:line-break/></text:span></text:span><text:span text:style-name="Teletype"><text:span text:style-name="T3">Loin de la réconforter, le son de sa voix se répercutant sur les façades des immeubles abandonnés lui fit presser le pas.</text:span></text:span><text:span text:style-name="Emphasis"><text:span text:style-name="T2"><text:line-break/><text:line-break/></text:span></text:span><text:span text:style-name="Teletype"><text:span text:style-name="T3">Soudain, elle le vit. Une ombre décharnée, tête nue et hirsute, se découpant dans la pleine lune crépusculaire. Figée par la terreur, elle tenta de pousser un hurlement qui mourut dans sa gorge pâle et délicate. Aucun doute, c'était bien vers elle qu'il s'avançait. Bientôt, elle serait à sa portée et alors...</text:span></text:span><text:span text:style-name="Emphasis"><text:span text:style-name="T2"><text:line-break/></text:span></text:span><text:span text:style-name="Teletype"><text:span text:style-name="T3">- Mademoiselle...</text:span></text:span><text:span text:style-name="Emphasis"><text:span text:style-name="T2"><text:line-break/></text:span></text:span><text:span text:style-name="Teletype"><text:span text:style-name="T3">Elle se retourna pour fuir, paniquée, mais une main ferme se posa sur son épaule.</text:span></text:span><text:span text:style-name="Emphasis"><text:span text:style-name="T2"><text:line-break/></text:span></text:span><text:span text:style-name="Teletype"><text:span text:style-name="T3">- Voulez-vous installer Linux mademoiselle ?</text:span></text:span><text:span text:style-name="Emphasis"><text:span text:style-name="T2"><text:line-break/></text:span></text:span><text:span text:style-name="Teletype"><text:span text:style-name="T3">Se débattant avec toute l'énergie du désespoir, elle échappa à l'étreinte. Une traction se fit sur son jupon de dentelle.</text:span></text:span><text:span text:style-name="Emphasis"><text:span text:style-name="T2"><text:line-break/></text:span></text:span><text:span text:style-name="Teletype"><text:span text:style-name="T3">- Lâchez moi ! Allez-vous-en !</text:span></text:span><text:span text:style-name="Emphasis"><text:span text:style-name="T2"><text:line-break/></text:span></text:span><text:span text:style-name="Teletype"><text:span text:style-name="T3">Sous ses efforts désordonnés, le vêtement se déchira dans un bruissement d'étoffes. Emportée par son élan, elle chuta lourdement sur le sol.</text:span></text:span><text:span text:style-name="Emphasis"><text:span text:style-name="T3"> </text:span></text:span><text:span text:style-name="Teletype"><text:span text:style-name="T3">Étourdie, elle leva les bras pour se protéger le visage tandis que la forme sombre se penchait vers elle, menaçante.</text:span></text:span><text:span text:style-name="Emphasis"><text:span text:style-name="T2"><text:line-break/></text:span></text:span></text:p>
      <text:p text:style-name="P13"><text:span text:style-name="Teletype"><text:span text:style-name="T3">*</text:span></text:span></text:p>
      <text:p text:style-name="P12"><text:soft-page-break/><text:span text:style-name="Teletype"><text:span text:style-name="T3"/></text:span></text:p>
      <text:p text:style-name="P12"><text:span text:style-name="Teletype"><text:span text:style-name="T3">- Monsieur le Ministre, la situation est intenable. Ils sont de plus en plus nombreux. Et que fait notre gouvernement ?</text:span></text:span><text:span text:style-name="Emphasis"><text:span text:style-name="T2"><text:line-break/></text:span></text:span><text:span text:style-name="Teletype"><text:span text:style-name="T3">- Très cher ami, je conçois votre émoi mais votre réaction n'est-elle pas disproportionnée ? Puis-je également vous rappeler qu'il est de vigueur d'utiliser nos prénoms entre gentlemen du Catacomb's Club ?</text:span></text:span><text:span text:style-name="Emphasis"><text:span text:style-name="T2"><text:line-break/><text:line-break/></text:span></text:span><text:span text:style-name="Teletype"><text:span text:style-name="T3">En réponse, le petit homme sec aux favoris grisonnants tapa des deux poings sur les accoudoirs du Chesterfield dans lequel il était assis.</text:span></text:span><text:span text:style-name="Emphasis"><text:span text:style-name="T2"><text:line-break/><text:line-break/></text:span></text:span><text:span text:style-name="Teletype"><text:span text:style-name="T3">- Disproportionnée ? Arthur ! Par les gousses d'ail de la Reine, tu sais aussi bien que moi que la situation est dramatique. Nous l'avons tout d'abord ignoré, nous en avons ensuite ri. Mais ils sont de plus en plus nombreux. Nous n'osons même plus sortir la nuit. Heureusement, la majorité de la population ne s'en rend même pas compte. Dieu merci, car ce serait la panique.</text:span></text:span><text:span text:style-name="Emphasis"><text:span text:style-name="T2"><text:line-break/></text:span></text:span><text:span text:style-name="Teletype"><text:span text:style-name="T3">- Ils sont insidieux, il est vrai.</text:span></text:span><text:span text:style-name="Emphasis"><text:span text:style-name="T2"><text:line-break/></text:span></text:span><text:span text:style-name="Teletype"><text:span text:style-name="T3">- Insidieux et perfides. Ils ne respectent rien, ils tuent, ils empalent. Des pirates, voilà ce qu'ils sont. Des flibustiers. Ah, si seulement nous avions encore un Nelson ! </text:span></text:span><text:span text:style-name="Emphasis"><text:span text:style-name="T2"><text:line-break/></text:span></text:span><text:span text:style-name="Teletype"><text:span text:style-name="T3">- Je ne dis pas le contraire, comprenez-moi bien. Cependant, je pense que la mésaventure survenue à votre fille vous rend particulièrement sensible à ce sujet.</text:span></text:span><text:span text:style-name="Emphasis"><text:span text:style-name="T2"><text:line-break/></text:span></text:span><text:span text:style-name="Teletype"><text:span text:style-name="T3">- Sensible ? Mais que voulez-vous de plus ? Les laisser prospérer et ruiner notre pays ? Les laisser nous sucer le sang ? </text:span></text:span><text:span text:style-name="Emphasis"><text:span text:style-name="T2"><text:line-break/></text:span></text:span><text:span text:style-name="Teletype"><text:span text:style-name="T3">À ces mots, un éclair d'ironie passa dans son regard. Il </text:span></text:span><text:soft-page-break/><text:span text:style-name="Teletype"><text:span text:style-name="T3">poursuivit :</text:span></text:span><text:span text:style-name="Emphasis"><text:span text:style-name="T2"><text:line-break/></text:span></text:span><text:span text:style-name="Teletype"><text:span text:style-name="T3">- Tu le sais Arthur. Tu sais comme moi ce qu'ils font à leurs victimes. Celles-ci deviennent ensuite leurs semblables. Ils ne respectent même pas les brevets ou le droit d'auteur. Rien que d'en parler, j'en ai des frissons.</text:span></text:span><text:span text:style-name="Emphasis"><text:span text:style-name="T2"><text:line-break/><text:line-break/></text:span></text:span><text:span text:style-name="Teletype"><text:span text:style-name="T3">D'un regard distrait, le Ministre fixa le fond de son verre de Sherry dans lequel se reflétait la chaleur des flammes de l'âtre.</text:span></text:span><text:span text:style-name="Emphasis"><text:span text:style-name="T2"><text:line-break/></text:span></text:span><text:span text:style-name="Teletype"><text:span text:style-name="T3">- Le problème est plus complexe que cela George. Beaucoup plus complexe…</text:span></text:span></text:p>
      <text:p text:style-name="P12"><text:span text:style-name="Teletype"><text:span text:style-name="T3"/></text:span></text:p>
      <text:p text:style-name="P13"><text:span text:style-name="Teletype"><text:span text:style-name="T3">*</text:span></text:span></text:p>
      <text:p text:style-name="P12"><text:span text:style-name="Emphasis"><text:span text:style-name="T2"><text:line-break/></text:span></text:span><text:span text:style-name="Teletype"><text:span text:style-name="T3">- Mademoiselle ? Comment vous sentez-vous ?</text:span></text:span><text:span text:style-name="Emphasis"><text:span text:style-name="T2"><text:line-break/></text:span></text:span><text:span text:style-name="Teletype"><text:span text:style-name="T3">Péniblement, elle ouvrit un œil. Une lumière bleuâtre et tremblotante semblait éclairer la petite pièce dans laquelle elle se trouvait. Les murs étaient encombrés de caisses et de matériels divers. Il y avait même un poisson-coffre empaillé perché sur un promontoire de porcelaine.</text:span></text:span><text:span text:style-name="Emphasis"><text:span text:style-name="T2"><text:line-break/></text:span></text:span><text:span text:style-name="Teletype"><text:span text:style-name="T3">- Qui… Qui êtes-vous ? articula-t-elle péniblement.</text:span></text:span><text:span text:style-name="Emphasis"><text:span text:style-name="T2"><text:line-break/></text:span></text:span><text:span text:style-name="Teletype"><text:span text:style-name="T3">- Je m'appelle Lilo. Vous vous êtes évanouie dans la rue et je vous ai ramené chez moi. Votre jupon s'est accroché à une vieille caisse et s'est déchiré mais à part ça, je ne pense pas que vous soyez blessée.</text:span></text:span><text:span text:style-name="Emphasis"><text:span text:style-name="T2"><text:line-break/></text:span></text:span><text:span text:style-name="Teletype"><text:span text:style-name="T3">Un éclair d'inquiétude passa dans le regard de la jeune fille.</text:span></text:span><text:span text:style-name="Emphasis"><text:span text:style-name="T2"><text:line-break/></text:span></text:span><text:span text:style-name="Teletype"><text:span text:style-name="T3">- Vous… Vous me séquestrez ?</text:span></text:span><text:span text:style-name="Emphasis"><text:span text:style-name="T2"><text:line-break/></text:span></text:span><text:span text:style-name="Teletype"><text:span text:style-name="T3">- Par toutes les ferrites, bien sûr que non ! Quelle drôle </text:span></text:span><text:soft-page-break/><text:span text:style-name="Teletype"><text:span text:style-name="T3">d'idée.</text:span></text:span><text:span text:style-name="Emphasis"><text:span text:style-name="T2"><text:line-break/></text:span></text:span><text:span text:style-name="Teletype"><text:span text:style-name="T3">- Qu'allez-vous me faire ?</text:span></text:span><text:span text:style-name="Emphasis"><text:span text:style-name="T2"><text:line-break/><text:line-break/></text:span></text:span><text:span text:style-name="Teletype"><text:span text:style-name="T3">Lilo parut honnêtement surpris.</text:span></text:span><text:span text:style-name="Emphasis"><text:span text:style-name="T2"><text:line-break/></text:span></text:span><text:span text:style-name="Teletype"><text:span text:style-name="T3">- Eh bien, je ne sais pas. Que voulez-vous ? Un thé ? Autre chose ? Je peux demander à mon ami Bersacelli de vous monter un petit cordial si vous le désirez.</text:span></text:span></text:p>
      <text:p text:style-name="P12"><text:span text:style-name="Teletype"><text:span text:style-name="T3"/></text:span></text:p>
      <text:p text:style-name="P13"><text:span text:style-name="Teletype"><text:span text:style-name="T3">*</text:span></text:span></text:p>
      <text:p text:style-name="P12"><text:span text:style-name="Teletype"><text:span text:style-name="T3"/></text:span></text:p>
      <text:p text:style-name="P12"><text:span text:style-name="Teletype"><text:span text:style-name="T3">Restée silencieuse durant toute la conversation, la jeune femme qui se tenait dans le coin de la pièce interrompit les deux hommes.</text:span></text:span><text:span text:style-name="Emphasis"><text:span text:style-name="T2"><text:line-break/></text:span></text:span><text:span text:style-name="Teletype"><text:span text:style-name="T3">- Assez ! Vous parlez d'eux comme si c'étaient des monstres.</text:span></text:span><text:span text:style-name="Emphasis"><text:span text:style-name="T2"><text:line-break/></text:span></text:span><text:span text:style-name="Teletype"><text:span text:style-name="T3">- Et ils le sont !</text:span></text:span><text:span text:style-name="Emphasis"><text:span text:style-name="T2"><text:line-break/></text:span></text:span><text:span text:style-name="Teletype"><text:span text:style-name="T3">- Non père, ce sont des êtres comme vous et moi. Vous ne les connaissez pas.</text:span></text:span><text:span text:style-name="Emphasis"><text:span text:style-name="T2"><text:line-break/></text:span></text:span><text:span text:style-name="Teletype"><text:span text:style-name="T3">- Mademoiselle Vista, votre père a raison. Ce ne sont pas des êtres comme nous. Nous ne sommes pas de la même race.</text:span></text:span><text:span text:style-name="Emphasis"><text:span text:style-name="T2"><text:line-break/></text:span></text:span><text:span text:style-name="Teletype"><text:span text:style-name="T3">- Ils ont des sentiments ! Ils aiment et chérissent leur liberté, c'est tout. Certes, ils ont un langage parfois étrange mais ils ne sont pas tels que vous les décrivez.</text:span></text:span><text:span text:style-name="Emphasis"><text:span text:style-name="T2"><text:line-break/></text:span></text:span><text:span text:style-name="Teletype"><text:span text:style-name="T3">- Vista, mon enfant, je vous prie de cesser ces simagrées. Vous êtes en présence d'un Ministre de la Reine, je vous le rappelle. Vous avez été fort imprudente de vous aventurer seule dans un tel quartier à quelques heures à peine de l'aube. Vous nous avez rendu fous d'inquiétude pendant trois longues nuits. Je conçois que ces épreuves </text:span></text:span><text:soft-page-break/><text:span text:style-name="Teletype"><text:span text:style-name="T3">vous aient marquée psychologiquement, aussi ne vous tiendrai-je pas rigueur de ces propos absurdes. Vous devez être très fatiguée.</text:span></text:span><text:span text:style-name="Emphasis"><text:span text:style-name="T2"><text:line-break/><text:line-break/></text:span></text:span><text:span text:style-name="Teletype"><text:span text:style-name="T3">Distinguée, la jeune femme se dirigea d'un pas raide vers la porte. En se retournant, elle lança d'un ton hautain :</text:span></text:span><text:span text:style-name="Emphasis"><text:span text:style-name="T2"><text:line-break/></text:span></text:span><text:span text:style-name="Teletype"><text:span text:style-name="T3">- Je vous souhaite le bonsoir, Monsieur le Ministre. </text:span></text:span><text:span text:style-name="Emphasis"><text:span text:style-name="T2"><text:line-break/></text:span></text:span><text:span text:style-name="Teletype"><text:span text:style-name="T3">Elle tourna son regard empreint d'une tristesse dure vers le fauteuil au centre de la pièce.</text:span></text:span><text:span text:style-name="Emphasis"><text:span text:style-name="T2"><text:line-break/></text:span></text:span><text:span text:style-name="Teletype"><text:span text:style-name="T3">- Ce n'est pas parce que vous ne les comprenez pas qu'ils ont tort. Ce n'est pas parce que vous êtes dans un système depuis vingt ans qu'une alternative est forcément mauvaise. Bien le bonsoir, père.</text:span></text:span><text:span text:style-name="Emphasis"><text:span text:style-name="T2"><text:line-break/><text:line-break/></text:span></text:span><text:span text:style-name="Teletype"><text:span text:style-name="T3">La porte claqua sur ses talons.</text:span></text:span></text:p>
      <text:p text:style-name="P12"><text:span text:style-name="Emphasis"><text:span text:style-name="T3"/></text:span></text:p>
      <text:p text:style-name="P13"><text:span text:style-name="Teletype"><text:span text:style-name="T3">*</text:span></text:span></text:p>
      <text:p text:style-name="P12"><text:span text:style-name="Emphasis"><text:span text:style-name="T3"/></text:span></text:p>
      <text:p text:style-name="P12"><text:span text:style-name="Teletype"><text:span text:style-name="T3">L'éclat de rire de Lilo était si franc, si sincère que Vista sentit la gaieté peu à peu l'envahir. Il semblait si joyeux, si vivant.</text:span></text:span><text:span text:style-name="Emphasis"><text:span text:style-name="T2"><text:line-break/></text:span></text:span><text:span text:style-name="Teletype"><text:span text:style-name="T3">- Comment dis-tu ? Nous découperions nos victimes ? Et en tranches de quelle épaisseur ?</text:span></text:span><text:span text:style-name="Emphasis"><text:span text:style-name="T2"><text:line-break/></text:span></text:span><text:span text:style-name="Teletype"><text:span text:style-name="T3">- C'est pourtant ce que l'on raconte sur vous…</text:span></text:span><text:span text:style-name="Emphasis"><text:span text:style-name="T2"><text:line-break/></text:span></text:span><text:span text:style-name="Teletype"><text:span text:style-name="T3">- En tout cas, mon activité principale est de charger des bottes aux embarcadères. Est-ce répréhensible ? Fed ? Tu entends ce qu'on dit sur nous ?</text:span></text:span><text:span text:style-name="Emphasis"><text:span text:style-name="T2"><text:line-break/></text:span></text:span><text:span text:style-name="Teletype"><text:span text:style-name="T3">Un petit gros coiffé d'un chapeau rouge s'approcha.</text:span></text:span><text:span text:style-name="Emphasis"><text:span text:style-name="T2"><text:line-break/></text:span></text:span><text:span text:style-name="Teletype"><text:span text:style-name="T3">- Oui, j'ai entendu. Dis moi, c'est une véritable cabale montée contre nous !</text:span></text:span><text:span text:style-name="Emphasis"><text:span text:style-name="T2"><text:line-break/></text:span></text:span><text:soft-page-break/><text:span text:style-name="Teletype"><text:span text:style-name="T3">La jeune fille s'agita.</text:span></text:span><text:span text:style-name="Emphasis"><text:span text:style-name="T2"><text:line-break/></text:span></text:span><text:span text:style-name="Teletype"><text:span text:style-name="T3">- Il n'y a pas de cabale. Cela n'existe pas. Tout ce que j'ai dit à votre propos est même écrit noir sur blanc dans l'Encyclopedia Mortalis. Que pouvez-vous répondre face à cela ?</text:span></text:span><text:span text:style-name="Emphasis"><text:span text:style-name="T2"><text:line-break/></text:span></text:span><text:span text:style-name="Teletype"><text:span text:style-name="T3">Les deux hommes se regardèrent une seconde et répondirent en chœur :</text:span></text:span><text:span text:style-name="Emphasis"><text:span text:style-name="T2"><text:line-break/></text:span></text:span><text:span text:style-name="Teletype"><text:span text:style-name="T3">- Référence nécessaire !</text:span></text:span><text:span text:style-name="Emphasis"><text:span text:style-name="T2"><text:line-break/><text:line-break/></text:span></text:span><text:span text:style-name="Teletype"><text:span text:style-name="T3">Ils s'esclaffèrent bruyamment. Vista les regarda, interloquée.</text:span></text:span></text:p>
      <text:p text:style-name="P12"><text:span text:style-name="Emphasis"><text:span text:style-name="T3"/></text:span></text:p>
      <text:p text:style-name="P13"><text:span text:style-name="Teletype"><text:span text:style-name="T3">*</text:span></text:span></text:p>
      <text:p text:style-name="P12"><text:span text:style-name="Emphasis"><text:span text:style-name="T3"/></text:span></text:p>
      <text:p text:style-name="P12"><text:span text:style-name="Teletype"><text:span text:style-name="T3">Les deux hommes se tenaient sur le pas de la porte. Une fine pluie battait le pavé tandis qu'un allumeur tendait sa perche étincelante vers le réverbère le plus proche.</text:span></text:span><text:span text:style-name="Emphasis"><text:span text:style-name="T2"><text:line-break/></text:span></text:span><text:span text:style-name="Teletype"><text:span text:style-name="T3">- Veuillez excuser ma fille, Arthur.</text:span></text:span><text:span text:style-name="Emphasis"><text:span text:style-name="T2"><text:line-break/></text:span></text:span><text:span text:style-name="Teletype"><text:span text:style-name="T3">- Un cas très intéressant du syndrôme de Vasa, mon cher George. Rien de plus.</text:span></text:span><text:span text:style-name="Emphasis"><text:span text:style-name="T2"><text:line-break/></text:span></text:span><text:span text:style-name="Teletype"><text:span text:style-name="T3">- Le syndrôme de Vasa ?</text:span></text:span><text:span text:style-name="Emphasis"><text:span text:style-name="T2"><text:line-break/></text:span></text:span><text:span text:style-name="Teletype"><text:span text:style-name="T3">- C'est ainsi que l'on nomme le comportement psychologique d'une victime qui prend parti et cause pour ses ravisseurs. C'est particulièrement courant dans ce genre de situations mais sans gravité. Je me suis laissé dire que le docteur McOazix avait développé une thérapie par les électrochocs particulièrement efficace.</text:span></text:span><text:span text:style-name="Emphasis"><text:span text:style-name="T2"><text:line-break/></text:span></text:span><text:span text:style-name="Teletype"><text:span text:style-name="T3">- Vous me rassurez. Je ne sais déjà par quel miracle elle s'en est sortie indemne.</text:span></text:span><text:span text:style-name="Emphasis"><text:span text:style-name="T2"><text:line-break/></text:span></text:span><text:span text:style-name="Teletype"><text:span text:style-name="T3">- Physiquement, tout du moins.</text:span></text:span><text:span text:style-name="Emphasis"><text:span text:style-name="T2"><text:line-break/></text:span></text:span><text:soft-page-break/><text:span text:style-name="Teletype"><text:span text:style-name="T3">- Arthur, si jamais ma fille persiste à tenir des propos incohérents, à défendre des idées dangereusement subversives, à parler de la liberté de partage, de redistribution, je te jure que j'étranglerai cette vermine de mes propres mains. Un par un !</text:span></text:span><text:span text:style-name="Emphasis"><text:span text:style-name="T2"><text:line-break/></text:span></text:span><text:span text:style-name="Teletype"><text:span text:style-name="T3">- J'espère qu'on ne devra pas en arriver là, sourit le Ministre tout en lissant sa moustache.</text:span></text:span><text:span text:style-name="Emphasis"><text:span text:style-name="T2"><text:line-break/><text:line-break/></text:span></text:span><text:span text:style-name="Teletype"><text:span text:style-name="T3">Il se dirigea vers le fiacre, se ravisa un instant et se retourna.</text:span></text:span><text:span text:style-name="Emphasis"><text:span text:style-name="T2"><text:line-break/></text:span></text:span><text:span text:style-name="Teletype"><text:span text:style-name="T3">- Vous savez Arthur, cette histoire n'est pas simple. À moi aussi ils me font peur. Ils représentent ce que nous craignons. Ils semblent abhorrer notre morale, ils s'abouchent avec les coquins. Et pourtant, parfois je me demande si ce n'est pas juste nous qui ne les comprenons pas. Nous les croyons opposés au droit d'auteur, mais peut-être en ont-ils simplement une autre lecture. Nous les considérons comme impossibles et ils nous grignotent du terrain. Leur simple existence infirme la plupart de nos préceptes. S'ils étaient aussi néfastes que nous le disons, comment expliquer leur persévérance ? Comme dirait le passager du Beagle, peut-être sont-ils plus adaptés que nous ? Peut-être devrions-nous rejoindre leur camp avant d'être défaits ? Je ne sais pas Arthur, je ne sais pas…</text:span></text:span><text:span text:style-name="Emphasis"><text:span text:style-name="T2"><text:line-break/><text:line-break/></text:span></text:span><text:span text:style-name="Teletype"><text:span text:style-name="T3">Il monta dans la voiture tandis que le cocher fouettait les chevaux. L'attelage s'enfonça dans la nuit de pavés et d'étoiles. </text:span></text:span></text:p>
      <text:p text:style-name="P12"><text:span text:style-name="Teletype"><text:span text:style-name="T3"/></text:span></text:p>
      <text:p text:style-name="P13"><text:span text:style-name="Teletype"><text:span text:style-name="T3">*</text:span></text:span></text:p>
      <text:p text:style-name="P12"><text:soft-page-break/><text:span text:style-name="Teletype"><text:span text:style-name="T3">- Hihi, arrête, Lilo ! Tu me chatouilles ! Et puis je ne comprends pas ce que tu dis.</text:span></text:span><text:span text:style-name="Emphasis"><text:span text:style-name="T2"><text:line-break/></text:span></text:span><text:span text:style-name="Teletype"><text:span text:style-name="T3">- Pourtant cette langue est libre et ouverte. La grammaire est disponible.</text:span></text:span><text:span text:style-name="Emphasis"><text:span text:style-name="T2"><text:line-break/></text:span></text:span><text:span text:style-name="Teletype"><text:span text:style-name="T3">Il mit un lourd dictionnaire poussiéreux dans les mains de la jeune fille qui vacilla sous le poids et s'assit sur le lit.</text:span></text:span><text:span text:style-name="Emphasis"><text:span text:style-name="T2"><text:line-break/></text:span></text:span><text:span text:style-name="Teletype"><text:span text:style-name="T3">- Tu n'espères quand même pas que je vais lire ça ?</text:span></text:span><text:span text:style-name="Emphasis"><text:span text:style-name="T2"><text:line-break/></text:span></text:span><text:span text:style-name="Teletype"><text:span text:style-name="T3">- Non, mais l'important est que tu puisses le faire. Tu comprends ? C'est une de nos libertés fondamentales. Tu dois pouvoir étudier et comprendre la langue que tu utilises. Peut-être n'en as-tu pas envie maintenant. Ni jamais. Dans mille ans, nos écrits seront toujours lisibles car les archéologues en auront la grammaire. Communiquer doit être libre, tu comprends ?</text:span></text:span><text:span text:style-name="Emphasis"><text:span text:style-name="T2"><text:line-break/></text:span></text:span><text:span text:style-name="Teletype"><text:span text:style-name="T3">- Tu sais que tu es mignon quand tu m'expliques tout cela. Mais je ne suis pas sûre de comprendre. Tout cela est si différent. Si technique.</text:span></text:span><text:span text:style-name="Emphasis"><text:span text:style-name="T2"><text:line-break/></text:span></text:span><text:span text:style-name="Teletype"><text:span text:style-name="T3">- Vista, ce n'est pas seulement technique. Nous refusons de rentrer dans le moule !</text:span></text:span><text:span text:style-name="Emphasis"><text:span text:style-name="T2"><text:line-break/></text:span></text:span><text:span text:style-name="Teletype"><text:span text:style-name="T3">- Coin, Coin !</text:span></text:span><text:span text:style-name="Emphasis"><text:span text:style-name="T2"><text:line-break/></text:span></text:span><text:span text:style-name="Teletype"><text:span text:style-name="T3">Un canard vola dans la pièce en poussant son cri. Une détonation mis fin au périple du palmipède.</text:span></text:span><text:span text:style-name="Emphasis"><text:span text:style-name="T2"><text:line-break/></text:span></text:span><text:span text:style-name="Teletype"><text:span text:style-name="T3">Lilo fit un clin d'œil à Vista.</text:span></text:span><text:span text:style-name="Emphasis"><text:span text:style-name="T2"><text:line-break/></text:span></text:span><text:span text:style-name="Teletype"><text:span text:style-name="T3">- Ce n'est rien, juste Fed qui s'amuse. Ne t'inquiète pas pour lui.</text:span></text:span><text:span text:style-name="Emphasis"><text:span text:style-name="T2"><text:line-break/></text:span></text:span><text:span text:style-name="Teletype"><text:span text:style-name="T3">Vista riait. Elle regarda le poisson-coffre sur l'étagère à côté du lit.</text:span></text:span><text:span text:style-name="Emphasis"><text:span text:style-name="T2"><text:line-break/></text:span></text:span><text:span text:style-name="Teletype"><text:span text:style-name="T3">- Mais, il n'était pas là avant-hier, ce poisson ! Il était sur le promontoire de porcelaine.</text:span></text:span><text:span text:style-name="Emphasis"><text:span text:style-name="T2"><text:line-break/></text:span></text:span><text:span text:style-name="Teletype"><text:span text:style-name="T3">- En effet, nous n'avons pas encore trouvé de place satisfaisante. C'est qu'il n'est pas facile à installer ce </text:span></text:span><text:soft-page-break/><text:span text:style-name="Teletype"><text:span text:style-name="T3">poisson.</text:span></text:span><text:span text:style-name="Emphasis"><text:span text:style-name="T3"> </text:span></text:span><text:span text:style-name="Teletype"><text:span text:style-name="T3">Elle rit.</text:span></text:span><text:span text:style-name="Emphasis"><text:span text:style-name="T2"><text:line-break/></text:span></text:span><text:span text:style-name="Teletype"><text:span text:style-name="T3">- Je ne sais pas pourquoi mais je vous trouve drôles. Vous êtes vraiment des gens étranges.</text:span></text:span><text:span text:style-name="Emphasis"><text:span text:style-name="T2"><text:line-break/></text:span></text:span><text:span text:style-name="Teletype"><text:span text:style-name="T3">- Juste différents. À nos yeux, c'est plutôt vous qui êtes étranges avec vos manies de vous compliquer la vie, vos alertes incessantes au virus pour lesquelles vous devez vous cacher dans vos caves, votre refus de la lumière, vos habitudes alimentaires.</text:span></text:span><text:span text:style-name="Emphasis"><text:span text:style-name="T2"><text:line-break/></text:span></text:span><text:span text:style-name="Teletype"><text:span text:style-name="T3">- Tu sais, on grandit avec. C'est normal pour nous. Je n'arrive pas à croire que vous ne souffriez pas du virus. Et puis, personnellement, je ne vais même plus à la cave. Je dis juste "Ok" quand on me demande quoi que ce soit sans même réfléchir.</text:span></text:span><text:span text:style-name="Emphasis"><text:span text:style-name="T2"><text:line-break/><text:line-break/></text:span></text:span><text:span text:style-name="Teletype"><text:span text:style-name="T3">Leurs mains s'étaient rapprochées subrepticement, comme mues d'une volonté propre.</text:span></text:span><text:span text:style-name="Emphasis"><text:span text:style-name="T2"><text:line-break/></text:span></text:span><text:span text:style-name="Teletype"><text:span text:style-name="T3">- Lilo...</text:span></text:span><text:span text:style-name="Emphasis"><text:span text:style-name="T2"><text:line-break/></text:span></text:span><text:span text:style-name="Teletype"><text:span text:style-name="T3">- Vista...</text:span></text:span><text:span text:style-name="Emphasis"><text:span text:style-name="T2"><text:line-break/></text:span></text:span><text:span text:style-name="Teletype"><text:span text:style-name="T3">Leur front se touchèrent. Pendant une longue minute ils restèrent sans parler, sans même oser respirer. Leurs lèvres se frôlèrent…</text:span></text:span><text:span text:style-name="Emphasis"><text:span text:style-name="T2"><text:line-break/><text:line-break/></text:span></text:span><text:span text:style-name="Teletype"><text:span text:style-name="T3">- Non !</text:span></text:span><text:span text:style-name="Emphasis"><text:span text:style-name="T2"><text:line-break/><text:line-break/></text:span></text:span><text:span text:style-name="Teletype"><text:span text:style-name="T3">D'un même mouvement de recul, ils sursautèrent. Vista paraissait paniquée, elle porta ses mains à sa bouche à laquelle perlait une goutte de sang. Les mains de Lilo tremblaient. Le premier, il rompit le pesant silence.</text:span></text:span><text:span text:style-name="Emphasis"><text:span text:style-name="T2"><text:line-break/></text:span></text:span><text:span text:style-name="Teletype"><text:span text:style-name="T3">- Est-ce que ton père ne va pas s'inquiéter de ton absence ?</text:span></text:span><text:span text:style-name="Emphasis"><text:span text:style-name="T2"><text:line-break/></text:span></text:span><text:span text:style-name="Teletype"><text:span text:style-name="T3">- Mon dieu ! C'est vrai que cela fait déjà trois nuits que je suis ici.</text:span></text:span><text:span text:style-name="Emphasis"><text:span text:style-name="T2"><text:line-break/></text:span></text:span><text:soft-page-break/><text:span text:style-name="Teletype"><text:span text:style-name="T3">- Je vais te reconduire jusqu'à ton quartier.</text:span></text:span><text:span text:style-name="Emphasis"><text:span text:style-name="T2"><text:line-break/></text:span></text:span><text:span text:style-name="Teletype"><text:span text:style-name="T3">- Oui, le temps d'emballer mes affaires. Le crépuscule est déjà tombé.</text:span></text:span><text:span text:style-name="Emphasis"><text:span text:style-name="T2"><text:line-break/><text:line-break/></text:span></text:span><text:span text:style-name="Teletype"><text:span text:style-name="T3">Ils sortirent et se mirent à marcher en silence. </text:span></text:span><text:span text:style-name="Emphasis"><text:span text:style-name="T2"><text:line-break/><text:line-break/></text:span></text:span><text:span text:style-name="Teletype"><text:span text:style-name="T3">- Voilà, dit-il. Dans cette rue, les fenêtres ne sont plus cassées. Tu n'es plus très loin de chez toi. C'est préférable que l'on ne nous voie pas ensemble. Vista…</text:span></text:span><text:span text:style-name="Emphasis"><text:span text:style-name="T2"><text:line-break/></text:span></text:span><text:span text:style-name="Teletype"><text:span text:style-name="T3">- Lilo, fit-elle en fermant les yeux. Merci pour tout. Je… Je… Fais attention à toi !</text:span></text:span><text:span text:style-name="Emphasis"><text:span text:style-name="T2"><text:line-break/></text:span></text:span><text:span text:style-name="Teletype"><text:span text:style-name="T3">Elle ouvrit les yeux. La rue était vide. Elle le chercha du regard puis, se ravisant, se mit à marcher.</text:span></text:span><text:span text:style-name="Emphasis"><text:span text:style-name="T2"><text:line-break/><text:line-break/></text:span></text:span><text:span text:style-name="Teletype"><text:span text:style-name="T3">Elle ne se retourna pas.</text:span></text:span></text:p>
      <text:p text:style-name="P12"><text:span text:style-name="Emphasis"><text:span text:style-name="T3"/></text:span></text:p>
      <text:p text:style-name="P13"><text:span text:style-name="Teletype"><text:span text:style-name="T3">*</text:span></text:span></text:p>
      <text:p text:style-name="P12"><text:span text:style-name="Emphasis"><text:span text:style-name="T3"/></text:span></text:p>
      <text:p text:style-name="P12"><text:span text:style-name="Teletype"><text:span text:style-name="T3">Trois coups secs retentirent à la porte de la chambre.</text:span></text:span><text:span text:style-name="Emphasis"><text:span text:style-name="T2"><text:line-break/></text:span></text:span><text:span text:style-name="Teletype"><text:span text:style-name="T3">- Vista ? Puis-je entrer ?</text:span></text:span><text:span text:style-name="Emphasis"><text:span text:style-name="T2"><text:line-break/><text:line-break/></text:span></text:span><text:span text:style-name="Teletype"><text:span text:style-name="T3">La jeune femme était assise face à sa coiffeuse.</text:span></text:span><text:span text:style-name="Emphasis"><text:span text:style-name="T2"><text:line-break/></text:span></text:span><text:span text:style-name="Teletype"><text:span text:style-name="T3">- Vista, j'espère que vous n'êtes pas en colère contre moi, fit le vieil homme en lui posant la main sur l'épaule.</text:span></text:span><text:span text:style-name="Emphasis"><text:span text:style-name="T2"><text:line-break/></text:span></text:span><text:span text:style-name="Teletype"><text:span text:style-name="T3">- Non, père. </text:span></text:span><text:span text:style-name="Emphasis"><text:span text:style-name="T2"><text:line-break/></text:span></text:span><text:span text:style-name="Teletype"><text:span text:style-name="T3">Elle posa la brosse à cheveux qu'elle tenait à la main.</text:span></text:span><text:span text:style-name="Emphasis"><text:span text:style-name="T2"><text:line-break/></text:span></text:span><text:span text:style-name="Teletype"><text:span text:style-name="T3">- Je n'ai pas toujours été un très bon père, je l'admets. La cour, la justice, les plaidoiries. Tout cela m'a pris plus de temps que je ne l'aurais voulu. Malgré tout, vous savez, je comprends vos sentiments. Je comprends votre </text:span></text:span><text:soft-page-break/><text:span text:style-name="Teletype"><text:span text:style-name="T3">expérience.  Mais n'oubliez pas qu'ils sont différents. Ce ne sont pas des êtres comme nous. Ils se nourrissent différemment, ils vivent de manière contraire à nos mœurs. Ils regardent le soleil en face. Ils sont d'une autre race, tout simplement. Faites de doux rêves, mon enfant, ne prenez pas trop cette histoire de libertés à cœur...</text:span></text:span><text:span text:style-name="Emphasis"><text:span text:style-name="T2"><text:line-break/><text:line-break/></text:span></text:span><text:span text:style-name="Teletype"><text:span text:style-name="T3">Il se retira en fermant doucement la porte derrière lui.</text:span></text:span><text:span text:style-name="Emphasis"><text:span text:style-name="T2"><text:line-break/><text:line-break/></text:span></text:span><text:span text:style-name="Teletype"><text:span text:style-name="T3">Vista passa son doigt sur les longues incisives pointues qui dépassaient de ses lèvres. Comme à l'accoutumée, son miroir lui renvoya l'image d'une robe de chambre flottant dans une pièce totalement vide.</text:span></text:span><text:span text:style-name="Emphasis"><text:span text:style-name="T2"><text:line-break/></text:span></text:span><text:span text:style-name="Teletype"><text:span text:style-name="T3">- À cœur, soupira-t-elle. Une autre race.</text:span></text:span></text:p>
      <text:p text:style-name="P11"><text:span text:style-name="Emphasis"><text:span text:style-name="T1"/></text:span></text:p>
      <text:p text:style-name="P8"/>
      <text:p text:style-name="P8"/>
      <text:p text:style-name="P8"/>
      <text:p text:style-name="P8"/>
      <text:p text:style-name="P5">Rédigé avec Pyroom à Lillois, 25 avril 2009</text:p>
      <text:p text:style-name="P5">dans le cadre du concours DLFP : </text:p>
      <text:p text:style-name="P5">«Écriture d'une nouvelle sur le libre»</text:p>
      <text:p text:style-name="P5">Relu et corrigé par Serge Julien</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graphics1" text:anchor-type="paragraph" svg:width="2.328cm" svg:height="0.82cm" draw:z-index="0"><draw:image xlink:href="Pictures/10000200000000580000001F99839DF6.gif" xlink:type="simple" xlink:show="embed" xlink:actuate="onLoad"/></draw:frame></text:p>
      <text:p text:style-name="P8"/>
      <text:p text:style-name="P8"/>
      <text:p text:style-name="P8"/>
      <text:p text:style-name="P9">Ce texte est publié en avril 2009 sous la licence </text:p>
      <text:p text:style-name="P9">Creative Commons BY telle que décrite à l'adresse <text:a xlink:type="simple" xlink:href="http://creativecommons.org/licenses/by-nd/2.0/be/">http://creativecommons.org/licenses/by/2.0/be/</text:a></text:p>
      <text:p text:style-name="P8"/>
      <text:p text:style-name="P8">Vous êtes libres de reproduire et/ou distribuer cette création, y compris à</text:p>
      <text:p text:style-name="P8">des fins commerciales.</text:p>
      <text:p text:style-name="P8">Vous pouvez apporter des modifications, adapter ou transformer cette création.</text:p>
      <text:p text:style-name="P8">Vous devez citer le nom de l'auteur</text:p>
      <text:p text:style-name="P8"/>
      <text:p text:style-name="P8">Si vous désirez obtenir ce texte sous une licence différente, veuillez contacter Lionel Dricot à l'adresse <text:a xlink:type="simple" xlink:href="mailto:ploum@frimouvy.org">ploum@ploum.net</text:a></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1" svg:font-family="Tahoma, Lucidasans, 'Lucida Sans', 'Arial Unicode MS'"/>
    <style:font-face style:name="DejaVu Sans Mono" svg:font-family="'DejaVu Sans Mono'" style:font-family-generic="modern" style:font-pitch="fixed"/>
    <style:font-face style:name="Arial1" svg:font-family="Arial" style:font-pitch="variable"/>
    <style:font-face style:name="Bitstream Charter1" svg:font-family="'Bitstream Charter'"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Times New Roman1" svg:font-family="'Times New Roman'" style:font-pitch="variable"/>
    <style:font-face style:name="URW Chancery L" svg:font-family="'URW Chancery L'" style:font-pitch="variable"/>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1"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size="10pt" fo:language="fr" fo:country="BE" style:font-name-asian="Times New Roman" style:font-size-asian="10pt" style:font-name-complex="Times New Roman" style:font-size-complex="10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G Mincho Light J"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4.9cm" style:type="center"/>
          <style:tab-stop style:position="9.8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WW-Normal_20_centré" style:display-name="WW-Normal centré" style:family="paragraph" style:parent-style-name="Standard">
      <style:paragraph-properties fo:margin-left="0.499cm" fo:margin-right="1.002cm" fo:text-align="justify" style:justify-single-word="false" fo:text-indent="0cm" style:auto-text-indent="false">
        <style:tab-stops>
          <style:tab-stop style:position="16.103cm"/>
        </style:tab-stops>
      </style:paragraph-properties>
      <style:text-properties fo:font-size="12pt" style:font-size-asian="12pt"/>
    </style:style>
    <style:style style:name="Normal" style:family="paragraph" style:class="text">
      <style:paragraph-properties fo:margin-left="0cm" fo:margin-right="0cm" fo:margin-top="0cm" fo:margin-bottom="0cm" fo:line-height="0%" fo:text-indent="0cm" style:auto-text-indent="false"/>
      <style:text-properties fo:font-variant="normal" fo:text-transform="none" fo:color="#000000" style:font-name="Times New Roman1" fo:font-size="12pt" fo:font-style="normal" fo:font-weight="normal"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Police_20_par_20_défaut" style:display-name="WW-Police par défaut" style:family="text"/>
    <style:style style:name="Teletype" style:family="text">
      <style:text-properties style:font-name="DejaVu Sans Mono" style:font-name-asian="DejaVu Sans Mono" style:font-name-complex="DejaVu Sans Mono"/>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Bitstream Charter1"/>
    </style:style>
    <style:page-layout style:name="Mpm1">
      <style:page-layout-properties fo:page-width="14.799cm" fo:page-height="20.999cm" style:num-format="1" style:print-orientation="portrait" fo:margin-top="2.499cm" fo:margin-bottom="2.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4.799cm" fo:page-height="20.999cm" style:num-format="1" style:print-orientation="landscape"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14.799cm" fo:page-height="20.9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age-count>14</text:page-count></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dc:title>Colonie</dc:title>
    <dc:subject>5 pages 2069 mots</dc:subject>
    <meta:initial-creator>Lionel Dricot</meta:initial-creator>
    <meta:creation-date>1999-09-20T16:24:00</meta:creation-date>
    <dc:date>2009-05-21T20:24:42</dc:date>
    <meta:printed-by>Lionel Dricot</meta:printed-by>
    <meta:print-date>2006-11-25T19:05:25</meta:print-date>
    <meta:editing-cycles>99</meta:editing-cycles>
    <meta:editing-duration>PT03H46M40S</meta:editing-duration>
    <meta:document-statistic meta:table-count="0" meta:image-count="1" meta:object-count="0" meta:page-count="14" meta:paragraph-count="32" meta:word-count="2374" meta:character-count="13688"/>
    <meta:user-defined meta:name="Info 1"/>
    <meta:user-defined meta:name="Info 2"/>
    <meta:user-defined meta:name="Info 3"/>
    <meta:user-defined meta:name="Info 4"/>
  </office:meta>
</office:document-meta>
</file>